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fo:padding="0.049cm" fo:border="0.06pt solid #e3e3e3"/>
      <style:text-properties style:font-name="Arial1"/>
    </style:style>
    <style:style style:name="P2" style:family="paragraph" style:parent-style-name="Text_20_body">
      <style:paragraph-properties fo:margin-left="0cm" fo:margin-right="0cm" fo:text-indent="0cm" style:auto-text-indent="false" fo:padding="0.049cm" fo:border="0.06pt solid #e3e3e3"/>
      <style:text-properties style:font-name="Arial1"/>
    </style:style>
    <style:style style:name="P3" style:family="paragraph" style:parent-style-name="Standard">
      <style:paragraph-properties fo:text-align="center" style:justify-single-word="false"/>
      <style:text-properties style:font-name="Arial1" officeooo:rsid="0018c04f" officeooo:paragraph-rsid="0018c04f"/>
    </style:style>
    <style:style style:name="P4" style:family="paragraph" style:parent-style-name="Standard">
      <style:paragraph-properties fo:text-align="start" style:justify-single-word="false"/>
      <style:text-properties style:font-name="Arial1" officeooo:rsid="0018c04f" officeooo:paragraph-rsid="0018c04f"/>
    </style:style>
    <style:style style:name="P5" style:family="paragraph" style:parent-style-name="Text_20_body">
      <style:paragraph-properties fo:text-align="start" style:justify-single-word="false"/>
      <style:text-properties style:font-name="Arial1" officeooo:rsid="0018c04f" officeooo:paragraph-rsid="0018c04f"/>
    </style:style>
    <style:style style:name="P6" style:family="paragraph" style:parent-style-name="Text_20_body">
      <style:paragraph-properties fo:margin-left="0cm" fo:margin-right="0cm" fo:text-indent="0cm" style:auto-text-indent="false" fo:padding="0.049cm" fo:border="0.06pt solid #e3e3e3"/>
      <style:text-properties style:font-name="Arial1" officeooo:paragraph-rsid="00375164"/>
    </style:style>
    <style:style style:name="P7" style:family="paragraph" style:parent-style-name="Text_20_body">
      <style:paragraph-properties fo:margin-left="0cm" fo:margin-right="0cm" fo:text-indent="0cm" style:auto-text-indent="false" fo:padding="0.049cm" fo:border="0.06pt solid #e3e3e3"/>
    </style:style>
    <style:style style:name="P8" style:family="paragraph" style:parent-style-name="Text_20_body" style:list-style-name="L1">
      <style:paragraph-properties fo:margin-left="0cm" fo:margin-right="0cm" fo:text-indent="0cm" style:auto-text-indent="false" fo:padding="0.049cm" fo:border="0.06pt solid #e3e3e3"/>
      <style:text-properties officeooo:paragraph-rsid="00255804"/>
    </style:style>
    <style:style style:name="P9" style:family="paragraph" style:parent-style-name="Text_20_body" style:list-style-name="L1">
      <style:paragraph-properties fo:margin-left="0cm" fo:margin-right="0cm" fo:text-indent="0cm" style:auto-text-indent="false" fo:padding="0.049cm" fo:border="0.06pt solid #e3e3e3"/>
      <style:text-properties officeooo:paragraph-rsid="0023404d"/>
    </style:style>
    <style:style style:name="P10" style:family="paragraph" style:parent-style-name="Text_20_body" style:list-style-name="L1">
      <style:paragraph-properties fo:margin-left="0cm" fo:margin-right="0cm" fo:text-indent="0cm" style:auto-text-indent="false" fo:padding="0.049cm" fo:border="0.06pt solid #e3e3e3"/>
      <style:text-properties style:font-name="Arial1" officeooo:paragraph-rsid="00255804"/>
    </style:style>
    <style:style style:name="P11" style:family="paragraph" style:parent-style-name="Text_20_body" style:list-style-name="L1">
      <style:paragraph-properties fo:margin-left="0cm" fo:margin-right="0cm" fo:text-indent="0cm" style:auto-text-indent="false" fo:padding="0.049cm" fo:border="0.06pt solid #e3e3e3"/>
      <style:text-properties style:font-name="Arial1"/>
    </style:style>
    <style:style style:name="P12" style:family="paragraph" style:parent-style-name="Text_20_body" style:list-style-name="L2">
      <style:paragraph-properties fo:margin-left="0cm" fo:margin-right="0cm" fo:text-indent="0cm" style:auto-text-indent="false" fo:padding="0.049cm" fo:border="0.06pt solid #e3e3e3"/>
      <style:text-properties style:font-name="Arial1" officeooo:paragraph-rsid="003c6810"/>
    </style:style>
    <style:style style:name="P13" style:family="paragraph" style:parent-style-name="Text_20_body">
      <style:paragraph-properties fo:margin-left="0cm" fo:margin-right="0cm" fo:text-indent="0cm" style:auto-text-indent="false" fo:padding="0.049cm" fo:border="0.06pt solid #e3e3e3"/>
      <style:text-properties style:font-name="Arial1" officeooo:paragraph-rsid="001c4d0e"/>
    </style:style>
    <style:style style:name="P14" style:family="paragraph" style:parent-style-name="Text_20_body">
      <style:paragraph-properties fo:margin-left="0cm" fo:margin-right="0cm" fo:text-indent="0cm" style:auto-text-indent="false" fo:padding="0.049cm" fo:border="0.06pt solid #e3e3e3"/>
      <style:text-properties officeooo:paragraph-rsid="00255804"/>
    </style:style>
    <style:style style:name="T1" style:family="text">
      <style:text-properties loext:padding="0.049cm" loext:border="0.06pt solid #e3e3e3"/>
    </style:style>
    <style:style style:name="T2" style:family="text">
      <style:text-properties officeooo:rsid="001f0368"/>
    </style:style>
    <style:style style:name="T3" style:family="text">
      <style:text-properties officeooo:rsid="0023404d"/>
    </style:style>
    <style:style style:name="T4" style:family="text">
      <style:text-properties style:font-name="Arial1"/>
    </style:style>
    <style:style style:name="T5" style:family="text">
      <style:text-properties style:font-name="Arial1" loext:padding="0.049cm" loext:border="0.06pt solid #e3e3e3"/>
    </style:style>
    <style:style style:name="T6" style:family="text">
      <style:text-properties style:font-name="Arial1" officeooo:rsid="0023404d" loext:padding="0.049cm" loext:border="0.06pt solid #e3e3e3"/>
    </style:style>
    <style:style style:name="T7" style:family="text">
      <style:text-properties style:font-name="Arial1" officeooo:rsid="00297fd0"/>
    </style:style>
    <style:style style:name="T8" style:family="text">
      <style:text-properties style:font-name="Arial1" officeooo:rsid="002a7932"/>
    </style:style>
    <style:style style:name="T9" style:family="text">
      <style:text-properties style:font-name="Arial1" officeooo:rsid="00268823"/>
    </style:style>
    <style:style style:name="T10" style:family="text">
      <style:text-properties style:font-name="Arial1" officeooo:rsid="00412e2e"/>
    </style:style>
    <style:style style:name="T11" style:family="text">
      <style:text-properties style:font-name="Arial1" officeooo:rsid="0041d293" loext:padding="0.049cm" loext:border="0.06pt solid #e3e3e3"/>
    </style:style>
    <style:style style:name="T12" style:family="text">
      <style:text-properties style:font-name="Arial1" fo:font-weight="normal" officeooo:rsid="0023404d" style:font-weight-asian="normal" style:font-weight-complex="normal" loext:padding="0.049cm" loext:border="0.06pt solid #e3e3e3"/>
    </style:style>
    <style:style style:name="T13" style:family="text">
      <style:text-properties style:font-name="Arial1" fo:font-weight="normal" style:font-weight-asian="normal" style:font-weight-complex="normal" loext:padding="0.049cm" loext:border="0.06pt solid #e3e3e3"/>
    </style:style>
    <style:style style:name="T14" style:family="text">
      <style:text-properties officeooo:rsid="002c62d5"/>
    </style:style>
    <style:style style:name="T15" style:family="text">
      <style:text-properties officeooo:rsid="002de1b7"/>
    </style:style>
    <style:style style:name="T16" style:family="text">
      <style:text-properties officeooo:rsid="002f3c01"/>
    </style:style>
    <style:style style:name="T17" style:family="text">
      <style:text-properties officeooo:rsid="002fa1c3"/>
    </style:style>
    <style:style style:name="T18" style:family="text">
      <style:text-properties officeooo:rsid="002fab8e"/>
    </style:style>
    <style:style style:name="T19" style:family="text">
      <style:text-properties officeooo:rsid="00314f4a"/>
    </style:style>
    <style:style style:name="T20" style:family="text">
      <style:text-properties officeooo:rsid="003318b9"/>
    </style:style>
    <style:style style:name="T21" style:family="text">
      <style:text-properties officeooo:rsid="0035b276"/>
    </style:style>
    <style:style style:name="T22" style:family="text">
      <style:text-properties officeooo:rsid="00375164"/>
    </style:style>
    <style:style style:name="T23" style:family="text">
      <style:text-properties officeooo:rsid="00392344"/>
    </style:style>
    <style:style style:name="T24" style:family="text">
      <style:text-properties officeooo:rsid="003aeb63"/>
    </style:style>
    <style:style style:name="T25" style:family="text">
      <style:text-properties officeooo:rsid="003c6810"/>
    </style:style>
    <style:style style:name="T26" style:family="text">
      <style:text-properties officeooo:rsid="003f57a7"/>
    </style:style>
    <style:style style:name="T27" style:family="text">
      <style:text-properties officeooo:rsid="00412b5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PRESENTAÇÃO SOBRE RNN</text:p>
      <text:p text:style-name="P3">(Limitações)</text:p>
      <text:p text:style-name="P3"/>
      <text:p text:style-name="P5">As Redes Neurais Recorrentes (RNNs) possuem várias limitações que podem afetar seu desempenho e aplicabilidade. Aqui estão algumas das principais limitações:</text:p>
      <text:h text:style-name="P1" text:outline-level="3">1. Problema do Gradiente Desaparecido e Explodido</text:h>
      <text:p text:style-name="P7"><text:span text:style-name="Strong_20_Emphasis"><text:span text:style-name="T5">Gradiente Desaparecido</text:span></text:span><text:span text:style-name="T4">: Durante o treinamento das RNNs, </text:span><text:span text:style-name="T7">principalmente nas</text:span><text:span text:style-name="T4"> sequências longas, os gradientes calculados durante o (BPTT) podem se tornar extremamente pequenos, </text:span><text:span text:style-name="T8">resultando </text:span><text:span text:style-name="T4">em uma aprendizagem lenta ou estagnada.</text:span></text:p>
      <text:p text:style-name="P7"><text:span text:style-name="Strong_20_Emphasis"><text:span text:style-name="T5">Gradiente Explodido</text:span></text:span><text:span text:style-name="T4">: Em alguns casos, os gradientes podem crescer exponencialmente, causando grandes atualizações nos pesos que podem desestabilizar a rede.</text:span></text:p>
      <text:h text:style-name="P1" text:outline-level="3">2. Dependência de Longo Prazo</text:h>
      <text:p text:style-name="P2">RNNs simples têm dificuldade em capturar dependências de longo prazo em sequências de dados. Isso significa que eventos ou informações importantes que ocorreram muitos passos atrás podem ser "esquecidos" ou não influenciar adequadamente <text:span text:style-name="T26">sobre</text:span> as saídas atuais.</text:p>
      <text:h text:style-name="P1" text:outline-level="3">3. Treinamento Ineficiente</text:h>
      <text:p text:style-name="P13">O treinamento de RNNs pode ser bastante exigente em termos computacionais. Isso se deve ao fato de que a computação dos estados ocultos é sequencial, o que significa que não pode ser facilmente paralelizada. Cada estado oculto depende do cálculo do estado anterior, tornando o processo mais lento em comparação com arquiteturas que permitem paralelização. </text:p>
      <text:h text:style-name="P1" text:outline-level="3">4. Explosão de Softmax</text:h>
      <text:p text:style-name="P2">Em tarefas de modelagem de linguagem, a camada de saída muitas vezes <text:span text:style-name="T15">usa</text:span> a função softmax para prever a próxima palavra ou caractere em uma sequência. Para vocabulários grandes, o cálculo da softmax pode ser muito caro em termos computacionais.</text:p>
      <text:h text:style-name="P1" text:outline-level="3"><text:span text:style-name="T2">5</text:span>. Limitações de Capacidade</text:h>
      <text:p text:style-name="P2">RNNs simples têm capacidade limitada para modelar padrões complexos em dados. <text:span text:style-name="T16">Mesmo que</text:span> LSTMs e GRUs melhorem essa capacidade, ainda <text:span text:style-name="T16">não são </text:span>suficientes para algumas tarefas <text:span text:style-name="T17">mais complexas.</text:span></text:p>
      <text:h text:style-name="P1" text:outline-level="3"><text:span text:style-name="T2">6</text:span>. Overfitting</text:h>
      <text:p text:style-name="P6">é um problema comum onde o modelo se ajusta bem aos dados de treinamento que perde a capacidade de generalizar para novos dados. Isso significa que o modelo tem um desempenho excelente nos dados de treinamento, mas falha em dados de teste ou em novos dados. </text:p>
      <text:h text:style-name="P1" text:outline-level="3"><text:soft-page-break/>Alternativas e Melhorias</text:h>
      <text:p text:style-name="P2">Para superar algumas dessas limitações, várias melhorias e alternativas às RNNs foram desenvolvidas:</text:p>
      <text:h text:style-name="P1" text:outline-level="3"><text:span text:style-name="Strong_20_Emphasis"><text:span text:style-name="T1">- Variantes de RNN: LSTM e GRU: </text:span></text:span></text:h>
      <text:list text:style-name="L1">
        <text:list-item>
          <text:p text:style-name="P8"><text:span text:style-name="Strong_20_Emphasis"><text:span text:style-name="T5">Long Short-Term Memory (LSTM)</text:span></text:span><text:span text:style-name="T4"> e </text:span><text:span text:style-name="Strong_20_Emphasis"><text:span text:style-name="T5">Gated Recurrent Unit (GRU)</text:span></text:span><text:span text:style-name="T4">: </text:span></text:p>
        </text:list-item>
        <text:list-item>
          <text:p text:style-name="P10">As LSTMs são projetadas para mitigar o problema do gradiente desaparecido introduzindo células de memória e mecanismos de portas (portas de entrada, de esquecimento e de saída) que <text:span text:style-name="T23">vão regular</text:span> o fluxo de informações, <text:span text:style-name="T23">permitindo</text:span> <text:span text:style-name="T24">manter e atualizar</text:span> informações relevantes por períodos mais longos. </text:p>
        </text:list-item>
        <text:list-item>
          <text:p text:style-name="P8"><text:span text:style-name="T4">GRUs são uma </text:span><text:span text:style-name="T9">variante da</text:span><text:span text:style-name="T4"> LSTMs, combinando a célula de memória em um único mecanismo. Elas são mais eficientes em termos computacionais e muitas vezes alcançam desempenho semelhante ao das LSTMs.</text:span></text:p>
        </text:list-item>
      </text:list>
      <text:p text:style-name="P14"><text:span text:style-name="T4"/></text:p>
      <text:p text:style-name="P14"><text:span text:style-name="T4">- </text:span><text:span text:style-name="Strong_20_Emphasis"><text:span text:style-name="T5">Transformers:</text:span></text:span><text:span text:style-name="T4"> </text:span><text:span text:style-name="T10">Que</text:span><text:span text:style-name="T4"> utilizam mecanismos de atenção para processar todos os elementos da sequência simultaneamente, permitindo a paralelização e melhor captura de dependências de longo prazo.</text:span></text:p>
      <text:p text:style-name="P14"><text:span text:style-name="T4"/></text:p>
      <text:list xml:id="list95556343136509" text:continue-numbering="true" text:style-name="L1">
        <text:list-item>
          <text:p text:style-name="P9"><text:span text:style-name="Strong_20_Emphasis"><text:span text:style-name="T12">T</text:span></text:span><text:span text:style-name="Strong_20_Emphasis"><text:span text:style-name="T13">runcado Backpropagation Through Time (BPTT)</text:span></text:span><text:span text:style-name="Strong_20_Emphasis"><text:span text:style-name="T5">:</text:span></text:span><text:span text:style-name="Strong_20_Emphasis"><text:span text:style-name="T11">NAO LER</text:span></text:span></text:p>
        </text:list-item>
      </text:list>
      <text:list text:style-name="L2">
        <text:list-header>
          <text:p text:style-name="P12">Para lidar com a complexidade computacional e o problema do gradiente desaparecido em sequências longas, o truncado BPTT desdobra a rede por um número fixo de passos temporais em vez de desdobrar por toda a sequência. Isso reduz a carga computacional e facilita a aprendizagem em tempo<text:span text:style-name="T25">s</text:span> menores. <text:span text:style-name="T3">Melhorando </text:span>a eficiência e a estabilidade do treinamento. </text:p>
        </text:list-header>
      </text:list>
      <text:list text:continue-list="list95556343136509" text:style-name="L1">
        <text:list-header>
          <text:p text:style-name="P11"/>
        </text:list-header>
      </text:list>
      <text:h text:style-name="P1" text:outline-level="3">Conclusão</text:h>
      <text:p text:style-name="P2">Embora as RNNs sejam poderosas para tarefas que envolvem dados sequenciais, suas limitações em termos de gradientes, dependências de longo prazo, e eficiência de treinamento destacam a necessidade de alternativas e melhorias contínuas. Tecnologias como LSTMs, GRUs, e transformers estão entre as soluções mais promissoras para superar essas limitações e expandir as capacidades dos modelos sequenciais.</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19:10:01.059000000</meta:creation-date>
    <dc:date>2024-05-31T09:55:55.471000000</dc:date>
    <meta:editing-duration>PT2H18M37S</meta:editing-duration>
    <meta:editing-cycles>41</meta:editing-cycles>
    <meta:generator>LibreOffice/7.6.0.3$Windows_X86_64 LibreOffice_project/69edd8b8ebc41d00b4de3915dc82f8f0fc3b6265</meta:generator>
    <meta:document-statistic meta:table-count="0" meta:image-count="0" meta:object-count="0" meta:page-count="2" meta:paragraph-count="28" meta:word-count="563" meta:character-count="3765" meta:non-whitespace-character-count="3229"/>
  </office:meta>
</office:document-meta>
</file>